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shadow="none"/>
    </style:style>
    <style:style style:name="Tabela1.A" style:family="table-column">
      <style:table-column-properties style:column-width="1.799cm"/>
    </style:style>
    <style:style style:name="Tabela1.B" style:family="table-column">
      <style:table-column-properties style:column-width="1.614cm"/>
    </style:style>
    <style:style style:name="Tabela1.C" style:family="table-column">
      <style:table-column-properties style:column-width="2.768cm"/>
    </style:style>
    <style:style style:name="Tabela1.D" style:family="table-column">
      <style:table-column-properties style:column-width="1.307cm"/>
    </style:style>
    <style:style style:name="Tabela1.F" style:family="table-column">
      <style:table-column-properties style:column-width="1.191cm"/>
    </style:style>
    <style:style style:name="Tabela1.G" style:family="table-column">
      <style:table-column-properties style:column-width="1.217cm"/>
    </style:style>
    <style:style style:name="Tabela1.H" style:family="table-column">
      <style:table-column-properties style:column-width="2.778cm"/>
    </style:style>
    <style:style style:name="Tabela1.I" style:family="table-column">
      <style:table-column-properties style:column-width="1.508cm"/>
    </style:style>
    <style:style style:name="Tabela1.A1" style:family="table-cell">
      <style:table-cell-properties fo:padding="0.097cm" fo:border-left="0.05pt solid #999999" fo:border-right="none" fo:border-top="0.05pt solid #999999" fo:border-bottom="0.05pt solid #999999"/>
    </style:style>
    <style:style style:name="Tabela1.J1" style:family="table-cell">
      <style:table-cell-properties fo:padding="0.097cm" fo:border="0.05pt solid #999999"/>
    </style:style>
    <style:style style:name="Tabela1.A2" style:family="table-cell">
      <style:table-cell-properties fo:padding="0.097cm" fo:border-left="0.05pt solid #999999" fo:border-right="0.05pt solid #999999" fo:border-top="none" fo:border-bottom="0.05pt solid #999999"/>
    </style:style>
    <style:style style:name="Tabela1.A4" style:family="table-cell">
      <style:table-cell-properties fo:padding="0.097cm" fo:border-left="0.05pt solid #999999" fo:border-right="none" fo:border-top="none" fo:border-bottom="0.05pt solid #999999"/>
    </style:style>
    <style:style style:name="Tabela2" style:family="table">
      <style:table-properties style:width="17.013cm" fo:margin-left="0cm" table:align="left" style:shadow="none"/>
    </style:style>
    <style:style style:name="Tabela2.A" style:family="table-column">
      <style:table-column-properties style:column-width="9.604cm"/>
    </style:style>
    <style:style style:name="Tabela2.B" style:family="table-column">
      <style:table-column-properties style:column-width="7.408cm"/>
    </style:style>
    <style:style style:name="Tabela2.A1" style:family="table-cell">
      <style:table-cell-properties fo:padding="0.097cm" fo:border-left="0.05pt solid #999999" fo:border-right="none" fo:border-top="0.05pt solid #999999" fo:border-bottom="0.05pt solid #999999"/>
    </style:style>
    <style:style style:name="Tabela2.B1" style:family="table-cell">
      <style:table-cell-properties fo:padding="0.097cm" fo:border="0.05pt solid #999999"/>
    </style:style>
    <style:style style:name="Tabela2.A2" style:family="table-cell">
      <style:table-cell-properties fo:padding="0.097cm" fo:border-left="0.05pt solid #999999" fo:border-right="none" fo:border-top="none" fo:border-bottom="0.05pt solid #999999"/>
    </style:style>
    <style:style style:name="Tabela2.B2" style:family="table-cell">
      <style:table-cell-properties fo:padding="0.097cm" fo:border-left="0.05pt solid #999999" fo:border-right="0.05pt solid #999999" fo:border-top="none" fo:border-bottom="0.05pt solid #999999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1f2840" officeooo:paragraph-rsid="001f284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6pt" fo:font-weight="bold" officeooo:rsid="001f2840" officeooo:paragraph-rsid="001f284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20b11c" officeooo:paragraph-rsid="0020b11c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6pt" fo:font-weight="bold" officeooo:rsid="0020b11c" officeooo:paragraph-rsid="0020b11c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9pt" officeooo:rsid="0029fe5d" officeooo:paragraph-rsid="0020b11c" style:font-size-asian="9pt" style:font-size-complex="9pt"/>
    </style:style>
    <style:style style:name="P6" style:family="paragraph" style:parent-style-name="Standard">
      <style:paragraph-properties fo:text-align="start" style:justify-single-word="false"/>
      <style:text-properties officeooo:paragraph-rsid="0020b11c"/>
    </style:style>
    <style:style style:name="P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11.5pt" fo:font-weight="bold" officeooo:rsid="00172e7c" officeooo:paragraph-rsid="0020b11c" style:font-size-asian="11.5pt" style:font-weight-asian="bold" style:font-size-complex="11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font-weight="bold" officeooo:rsid="0020b11c" officeooo:paragraph-rsid="0020b11c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cc0000" style:font-name="Arial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fo:color="#0066ff" style:font-name="Arial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278d87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rsid="0028c011" officeooo:paragraph-rsid="0028c011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1pt" style:font-size-asian="11pt" style:font-size-complex="11pt"/>
    </style:style>
    <style:style style:name="T1" style:family="text">
      <style:text-properties style:font-name="FreeSerif" fo:font-size="9pt" officeooo:rsid="00234d63" style:font-size-asian="9pt" style:font-size-complex="9pt"/>
    </style:style>
    <style:style style:name="T2" style:family="text">
      <style:text-properties style:font-name="FreeSerif" officeooo:rsid="00113b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company_id.legal_name" text:name="py3o.object.company_id.legal_name"/>
        <text:user-field-decl office:value-type="string" office:string-value="line.nome" text:name="py3o.line.nome"/>
        <text:user-field-decl office:value-type="string" office:string-value="line.adiantamento_ferias" text:name="py3o.line.adiantamento_ferias"/>
        <text:user-field-decl office:value-type="string" office:string-value="line.fgts_adiantamento_ferias" text:name="py3o.line.fgts_adiantamento_ferias"/>
        <text:user-field-decl office:value-type="string" office:string-value="line.adiantamento" text:name="py3o.line.adiantamento"/>
        <text:user-field-decl office:value-type="string" office:string-value="line.fgts_adiantamento" text:name="py3o.line.fgts_adiantamento"/>
        <text:user-field-decl office:value-type="string" office:string-value="line.rescisao" text:name="py3o.line.rescisao"/>
        <text:user-field-decl office:value-type="string" office:string-value="line.fgts_rescisao" text:name="py3o.line.fgts_rescisao"/>
        <text:user-field-decl office:value-type="string" office:string-value="line.inss_rescisao" text:name="py3o.line.inss_rescisao"/>
        <text:user-field-decl office:value-type="string" office:string-value="line.segunda_parcela" text:name="py3o.line.segunda_parcela"/>
        <text:user-field-decl office:value-type="string" office:string-value="line.ftgs_segunda_parcela" text:name="py3o.line.ftgs_segunda_parcela"/>
        <text:user-field-decl office:value-type="string" office:string-value="line.inss_segunda_parcela" text:name="py3o.line.inss_segunda_parcela"/>
        <text:user-field-decl office:value-type="string" office:string-value="competencia" text:name="py3o.competencia"/>
        <text:user-field-decl office:value-type="string" office:string-value="total_adiantamento_ferias" text:name="py3o.total_adiantamento_ferias"/>
        <text:user-field-decl office:value-type="string" office:string-value="total_fgts_adiantamento_ferias" text:name="py3o.total_fgts_adiantamento_ferias"/>
        <text:user-field-decl office:value-type="string" office:string-value="total_adiantamento" text:name="py3o.total_adiantamento"/>
        <text:user-field-decl office:value-type="string" office:string-value="total_fgts_adiantamento" text:name="py3o.total_fgts_adiantamento"/>
        <text:user-field-decl office:value-type="string" office:string-value="total_recisao_decimo_terceiro" text:name="py3o.total_recisao_decimo_terceiro"/>
        <text:user-field-decl office:value-type="string" office:string-value="total_fgts_rescisao" text:name="py3o.total_fgts_rescisao"/>
        <text:user-field-decl office:value-type="string" office:string-value="total_inss_rescisao" text:name="py3o.total_inss_rescisao"/>
        <text:user-field-decl office:value-type="string" office:string-value="total_segunda_parcela" text:name="py3o.total_segunda_parcela"/>
        <text:user-field-decl office:value-type="string" office:string-value="total_fgts_parcela" text:name="py3o.total_fgts_parcela"/>
        <text:user-field-decl office:value-type="string" office:string-value="total_inss_parcela" text:name="py3o.total_inss_parcela"/>
        <text:user-field-decl office:value-type="string" office:string-value="line.fgts_segunda_parcela" text:name="py3o.line.fgts_segunda_parcela"/>
      </text:user-field-decls>
      <text:p text:style-name="P7"/>
      <text:p text:style-name="P2"/>
      <text:p text:style-name="P1">Relatório de Adiantamento de Décimo Terceiro Salário</text:p>
      <text:p text:style-name="P1"/>
      <text:p text:style-name="P3">Competência: <text:user-field-get text:name="py3o.competencia">competencia</text:user-field-get>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B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G"/>
        <table:table-row>
          <table:table-cell table:style-name="Tabela1.A1" office:value-type="string">
            <text:p text:style-name="P9">Férias</text:p>
          </table:table-cell>
          <table:table-cell table:style-name="Tabela1.A1" office:value-type="string">
            <text:p text:style-name="P9">FGTS </text:p>
          </table:table-cell>
          <table:table-cell table:style-name="Tabela1.A1" office:value-type="string">
            <text:p text:style-name="P9">Primeira Parcela</text:p>
          </table:table-cell>
          <table:table-cell table:style-name="Tabela1.A1" office:value-type="string">
            <text:p text:style-name="P9">FGTS </text:p>
          </table:table-cell>
          <table:table-cell table:style-name="Tabela1.A1" office:value-type="string">
            <text:p text:style-name="P9">Rescisão</text:p>
          </table:table-cell>
          <table:table-cell table:style-name="Tabela1.A1" office:value-type="string">
            <text:p text:style-name="P9">FGTS</text:p>
          </table:table-cell>
          <table:table-cell table:style-name="Tabela1.A1" office:value-type="string">
            <text:p text:style-name="P9">INSS</text:p>
          </table:table-cell>
          <table:table-cell table:style-name="Tabela1.A1" office:value-type="string">
            <text:p text:style-name="P9">Segunda Parcela </text:p>
          </table:table-cell>
          <table:table-cell table:style-name="Tabela1.A1" office:value-type="string">
            <text:p text:style-name="P9">FGTS</text:p>
          </table:table-cell>
          <table:table-cell table:style-name="Tabela1.J1" office:value-type="string">
            <text:p text:style-name="P9">INSS</text:p>
          </table:table-cell>
        </table:table-row>
        <table:table-row>
          <table:table-cell table:style-name="Tabela1.A2" table:number-columns-spanned="10" office:value-type="string">
            <text:p text:style-name="P6"><text:a xlink:type="simple" xlink:href="py3o://for=%22line%20in%20funcionarios%22" text:style-name="Internet_20_link" text:visited-style-name="Visited_20_Internet_20_Link"><text:span text:style-name="T1">for="line in funcionario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10" office:value-type="string">
            <text:p text:style-name="P12"><text:user-field-get text:name="py3o.line.nome">line.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4" office:value-type="string">
            <text:p text:style-name="P11"><text:user-field-get text:name="py3o.line.adiantamento_ferias">line.adiantamento_ferias</text:user-field-get></text:p>
          </table:table-cell>
          <table:table-cell table:style-name="Tabela1.A4" office:value-type="string">
            <text:p text:style-name="P10"><text:user-field-get text:name="py3o.line.fgts_adiantamento_ferias">line.fgts_adiantamento_ferias</text:user-field-get></text:p>
          </table:table-cell>
          <table:table-cell table:style-name="Tabela1.A4" office:value-type="string">
            <text:p text:style-name="P11"><text:user-field-get text:name="py3o.line.adiantamento">line.adiantamento</text:user-field-get></text:p>
          </table:table-cell>
          <table:table-cell table:style-name="Tabela1.A4" office:value-type="string">
            <text:p text:style-name="P10"><text:user-field-get text:name="py3o.line.fgts_adiantamento">line.fgts_adiantamento</text:user-field-get></text:p>
          </table:table-cell>
          <table:table-cell table:style-name="Tabela1.A4" office:value-type="string">
            <text:p text:style-name="P11"><text:user-field-get text:name="py3o.line.rescisao">line.rescisao</text:user-field-get></text:p>
          </table:table-cell>
          <table:table-cell table:style-name="Tabela1.A4" office:value-type="string">
            <text:p text:style-name="P10"><text:user-field-get text:name="py3o.line.fgts_rescisao">line.fgts_rescisao</text:user-field-get></text:p>
          </table:table-cell>
          <table:table-cell table:style-name="Tabela1.A4" office:value-type="string">
            <text:p text:style-name="P10"><text:user-field-get text:name="py3o.line.inss_rescisao">line.inss_rescisao</text:user-field-get></text:p>
          </table:table-cell>
          <table:table-cell table:style-name="Tabela1.A4" office:value-type="string">
            <text:p text:style-name="P11"><text:user-field-get text:name="py3o.line.segunda_parcela">line.segunda_parcela</text:user-field-get></text:p>
          </table:table-cell>
          <table:table-cell table:style-name="Tabela1.A4" office:value-type="string">
            <text:p text:style-name="P10"><text:user-field-get text:name="py3o.line.fgts_segunda_parcela">line.fgts_segunda_parcela</text:user-field-get></text:p>
          </table:table-cell>
          <table:table-cell table:style-name="Tabela1.A2" office:value-type="string">
            <text:p text:style-name="P10"><text:user-field-get text:name="py3o.line.inss_segunda_parcela">line.inss_segunda_parcela</text:user-field-get></text:p>
          </table:table-cell>
        </table:table-row>
        <table:table-row>
          <table:table-cell table:style-name="Tabela1.A2" table:number-columns-spanned="10" office:value-type="string">
            <text:p text:style-name="P5"><text:a xlink:type="simple" xlink:href="py3o:///for" text:style-name="Internet_20_link" text:visited-style-name="Visited_20_Internet_20_Link"><text:span text:style-name="T2">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10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3">Total de adiantamento 13º em Férias</text:p>
          </table:table-cell>
          <table:table-cell table:style-name="Tabela2.B1" office:value-type="string">
            <text:p text:style-name="P14"><text:user-field-get text:name="py3o.total_adiantamento_ferias">total_adiantamento_ferias</text:user-field-get></text:p>
          </table:table-cell>
        </table:table-row>
        <table:table-row>
          <table:table-cell table:style-name="Tabela2.A2" office:value-type="string">
            <text:p text:style-name="P13">Total de FGTS de adiantamento 13º em Férias</text:p>
          </table:table-cell>
          <table:table-cell table:style-name="Tabela2.B2" office:value-type="string">
            <text:p text:style-name="P14"><text:user-field-get text:name="py3o.total_fgts_adiantamento_ferias">total_fgts_adiantamento_ferias</text:user-field-get></text:p>
          </table:table-cell>
        </table:table-row>
        <table:table-row>
          <table:table-cell table:style-name="Tabela2.A2" office:value-type="string">
            <text:p text:style-name="P13">Total de Primeira Parcela de 13º</text:p>
          </table:table-cell>
          <table:table-cell table:style-name="Tabela2.B2" office:value-type="string">
            <text:p text:style-name="P14"><text:user-field-get text:name="py3o.total_adiantamento">total_adiantamento</text:user-field-get></text:p>
          </table:table-cell>
        </table:table-row>
        <table:table-row>
          <table:table-cell table:style-name="Tabela2.A2" office:value-type="string">
            <text:p text:style-name="P13">Total de FGTS de Primeira Parcela de 13º</text:p>
          </table:table-cell>
          <table:table-cell table:style-name="Tabela2.B2" office:value-type="string">
            <text:p text:style-name="P14"><text:user-field-get text:name="py3o.total_fgts_adiantamento">total_fgts_adiantamento</text:user-field-get></text:p>
          </table:table-cell>
        </table:table-row>
        <table:table-row>
          <table:table-cell table:style-name="Tabela2.A2" office:value-type="string">
            <text:p text:style-name="P13">Proporcional de 13º em Rescisão</text:p>
          </table:table-cell>
          <table:table-cell table:style-name="Tabela2.B2" office:value-type="string">
            <text:p text:style-name="P14"><text:user-field-get text:name="py3o.total_recisao_decimo_terceiro">total_recisao_decimo_terceiro</text:user-field-get></text:p>
          </table:table-cell>
        </table:table-row>
        <table:table-row>
          <table:table-cell table:style-name="Tabela2.A2" office:value-type="string">
            <text:p text:style-name="P13">Total de FGTS de 13º em Rescisão</text:p>
          </table:table-cell>
          <table:table-cell table:style-name="Tabela2.B2" office:value-type="string">
            <text:p text:style-name="P14"><text:user-field-get text:name="py3o.total_fgts_rescisao">total_fgts_rescisao</text:user-field-get></text:p>
          </table:table-cell>
        </table:table-row>
        <table:table-row>
          <table:table-cell table:style-name="Tabela2.A2" office:value-type="string">
            <text:p text:style-name="P13">Total de INSS de 13º em Rescisão</text:p>
          </table:table-cell>
          <table:table-cell table:style-name="Tabela2.B2" office:value-type="string">
            <text:p text:style-name="P14"><text:user-field-get text:name="py3o.total_inss_rescisao">total_inss_rescisao</text:user-field-get></text:p>
          </table:table-cell>
        </table:table-row>
        <table:table-row>
          <table:table-cell table:style-name="Tabela2.A2" office:value-type="string">
            <text:p text:style-name="P13">Total de Segunda Parcela de 13º</text:p>
          </table:table-cell>
          <table:table-cell table:style-name="Tabela2.B2" office:value-type="string">
            <text:p text:style-name="P14"><text:user-field-get text:name="py3o.total_segunda_parcela">total_segunda_parcela</text:user-field-get></text:p>
          </table:table-cell>
        </table:table-row>
        <table:table-row>
          <table:table-cell table:style-name="Tabela2.A2" office:value-type="string">
            <text:p text:style-name="P13">Total de FGTS de Segunda Parcela de 13º</text:p>
          </table:table-cell>
          <table:table-cell table:style-name="Tabela2.B2" office:value-type="string">
            <text:p text:style-name="P14"><text:user-field-get text:name="py3o.total_fgts_parcela">total_fgts_parcela</text:user-field-get></text:p>
          </table:table-cell>
        </table:table-row>
        <table:table-row>
          <table:table-cell table:style-name="Tabela2.A2" office:value-type="string">
            <text:p text:style-name="P13">Total de INSS de Segunda Parcela de 13º</text:p>
          </table:table-cell>
          <table:table-cell table:style-name="Tabela2.B2" office:value-type="string">
            <text:p text:style-name="P14"><text:user-field-get text:name="py3o.total_inss_parcela">total_inss_parcela</text:user-field-ge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1:05:05.003929738</meta:creation-date>
    <dc:date>2019-09-18T15:13:57.443657097</dc:date>
    <meta:editing-duration>PT34M7S</meta:editing-duration>
    <meta:editing-cycles>12</meta:editing-cycles>
    <meta:generator>LibreOffice/5.1.6.2$Linux_X86_64 LibreOffice_project/10m0$Build-2</meta:generator>
    <meta:document-statistic meta:table-count="2" meta:image-count="0" meta:object-count="0" meta:page-count="1" meta:paragraph-count="45" meta:word-count="115" meta:character-count="971" meta:non-whitespace-character-count="898"/>
  </office:meta>
</office:document-meta>
</file>